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148cm" fo:min-width="6.03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4.136cm" fo:min-width="5.832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3.577cm" fo:min-width="5.668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4.136cm" fo:min-width="5.831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3.915cm" fo:min-width="5.40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845cm"/>
    </style:style>
    <style:style style:name="gr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  <style:text-properties fo:font-size="13pt"/>
    </style:style>
    <style:style style:name="P2" style:family="paragraph">
      <loext:graphic-properties draw:fill="none"/>
      <style:paragraph-properties fo:text-align="center"/>
      <style:text-properties fo:font-size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.619cm" svg:height="4.482cm" svg:x="5cm" svg:y="8.1cm">
          <text:p text:style-name="P1">FAMILLE CAVESZA</text:p>
          <text:p text:style-name="P1">Politique</text:p>
          <text:p text:style-name="P1">Riche</text:p>
          <text:p text:style-name="P1">Possède beaucoup </text:p>
          <text:p text:style-name="P1">de terres</text:p>
          <text:p text:style-name="P1"/>
          <draw:enhanced-geometry svg:viewBox="0 0 21600 21600" draw:path-stretchpoint-x="10800" draw:path-stretchpoint-y="10800" draw:text-areas="?f3 ?f4 ?f5 ?f6" draw:type="round-rectangle" draw:modifiers="691.7258368352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428cm" svg:height="4.482cm" svg:x="25.2cm" svg:y="2cm">
          <text:p text:style-name="P1">FAMILLE ENIZIO</text:p>
          <text:p text:style-name="P1">Grands artisans</text:p>
          <text:p text:style-name="P1">Culture</text:p>
          <text:p text:style-name="P1">Possède beaucoup</text:p>
          <text:p text:style-name="P1">de bâtiments en ville</text:p>
          <draw:enhanced-geometry svg:viewBox="0 0 21600 21600" draw:path-stretchpoint-x="10800" draw:path-stretchpoint-y="10800" draw:text-areas="?f3 ?f4 ?f5 ?f6" draw:type="round-rectangle" draw:modifiers="791.8800181790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252cm" svg:height="3.911cm" svg:x="5.3cm" svg:y="25.889cm">
          <text:p text:style-name="P1">FAMILLE VILLATORE</text:p>
          <text:p text:style-name="P1">Commerçants</text:p>
          <text:p text:style-name="P1">Possèdent navires </text:p>
          <text:p text:style-name="P1">(marchand et défense)</text:p>
          <text:p text:style-name="P1">Beaucoup de contacts</text:p>
          <draw:enhanced-geometry svg:viewBox="0 0 21600 21600" draw:path-stretchpoint-x="10800" draw:path-stretchpoint-y="10800" draw:text-areas="?f3 ?f4 ?f5 ?f6" draw:type="round-rectangle" draw:modifiers="791.8800181790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6.427cm" svg:height="4.482cm" svg:x="47.8cm" svg:y="8.418cm">
          <text:p text:style-name="P1">FAMILLE RODRIGUES</text:p>
          <text:p text:style-name="P1">Bâtisseurs</text:p>
          <text:p text:style-name="P1">Origines diverses</text:p>
          <text:p text:style-name="P1">Nomades</text:p>
          <draw:enhanced-geometry svg:viewBox="0 0 21600 21600" draw:path-stretchpoint-x="10800" draw:path-stretchpoint-y="10800" draw:text-areas="?f3 ?f4 ?f5 ?f6" draw:type="round-rectangle" draw:modifiers="791.8800181790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5.998cm" svg:height="4.255cm" svg:x="48.602cm" svg:y="25.645cm">
          <text:p text:style-name="P1">FAMILLE ARIANA</text:p>
          <text:p text:style-name="P1">Chasse de prime</text:p>
          <text:p text:style-name="P1">Mercenariat</text:p>
          <text:p text:style-name="P1">Tradition militaire</text:p>
          <draw:enhanced-geometry svg:viewBox="0 0 21600 21600" draw:path-stretchpoint-x="10800" draw:path-stretchpoint-y="10800" draw:text-areas="?f3 ?f4 ?f5 ?f6" draw:type="round-rectangle" draw:modifiers="791.8800181790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5.998cm" svg:height="4.255cm" svg:x="27.1cm" svg:y="35.1cm">
          <text:p text:style-name="P1">FAMILLE EBRAHIMI</text:p>
          <text:p text:style-name="P1">Scientifiques</text:p>
          <text:p text:style-name="P1">Theologistes et mages</text:p>
          <text:p text:style-name="P1">Controlent les institutions </text:p>
          <text:p text:style-name="P1">pédagogiques</text:p>
          <draw:enhanced-geometry svg:viewBox="0 0 21600 21600" draw:path-stretchpoint-x="10800" draw:path-stretchpoint-y="10800" draw:text-areas="?f3 ?f4 ?f5 ?f6" draw:mirror-vertical="false" draw:mirror-horizontal="false" draw:type="round-rectangle" draw:modifiers="791.8800181790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26.8cm" svg:y1="6.5cm" svg:x2="27.9cm" svg:y2="34.7cm">
          <text:p/>
        </draw:line>
        <draw:frame draw:style-name="gr7" draw:text-style-name="P4" draw:layer="layout" svg:width="6.5cm" svg:height="3.095cm" svg:x="24.5cm" svg:y="24.205cm">
          <draw:text-box>
            <text:p>Essaye de grapiller le pouvoir</text:p>
          </draw:text-box>
        </draw:frame>
        <draw:line draw:style-name="gr8" draw:text-style-name="P5" draw:layer="layout" svg:x1="11.5cm" svg:y1="8.3cm" svg:x2="25.2cm" svg:y2="4.1cm">
          <text:p text:style-name="P5"/>
        </draw:line>
        <draw:frame draw:style-name="gr9" draw:text-style-name="P4" draw:layer="layout" svg:width="5.248cm" svg:height="0.962cm" svg:x="17.6cm" svg:y="5.6cm">
          <draw:text-box>
            <text:p>Alliance politique</text:p>
          </draw:text-box>
        </draw:frame>
        <draw:line draw:style-name="gr8" draw:text-style-name="P6" draw:layer="layout" svg:x1="47.7cm" svg:y1="8.6cm" svg:x2="31.7cm" svg:y2="5.5cm">
          <text:p text:style-name="P5"/>
        </draw:line>
        <draw:frame draw:style-name="gr9" draw:text-style-name="P4" draw:layer="layout" svg:width="4.655cm" svg:height="0.962cm" svg:x="38.4cm" svg:y="7.2cm">
          <draw:text-box>
            <text:p>Alliance métier</text:p>
          </draw:text-box>
        </draw:frame>
        <draw:line draw:style-name="gr10" draw:text-style-name="P5" draw:layer="layout" svg:x1="8.5cm" svg:y1="25.9cm" svg:x2="8.3cm" svg:y2="12.6cm">
          <text:p/>
        </draw:line>
        <draw:frame draw:style-name="gr9" draw:text-style-name="P4" draw:layer="layout" svg:width="6.657cm" svg:height="0.962cm" svg:x="6.1cm" svg:y="18.7cm">
          <draw:text-box>
            <text:p>Alliance économiques</text:p>
          </draw:text-box>
        </draw:frame>
        <draw:frame draw:style-name="gr9" draw:text-style-name="P4" draw:layer="layout" svg:width="5.603cm" svg:height="0.962cm" svg:x="15.797cm" svg:y="21.038cm">
          <draw:text-box>
            <text:p>Jalouse le pouvoir</text:p>
          </draw:text-box>
        </draw:frame>
        <draw:line draw:style-name="gr6" draw:text-style-name="P3" draw:layer="layout" svg:x1="11.7cm" svg:y1="12.5cm" svg:x2="27.4cm" svg:y2="34.9cm">
          <text:p/>
        </draw:line>
        <draw:line draw:style-name="gr6" draw:text-style-name="P3" draw:layer="layout" svg:x1="33.2cm" svg:y1="35.4cm" svg:x2="48.2cm" svg:y2="28.8cm">
          <text:p/>
        </draw:line>
        <draw:frame draw:style-name="gr9" draw:text-style-name="P4" draw:layer="layout" svg:width="6.873cm" svg:height="0.962cm" svg:x="37.527cm" svg:y="31.438cm">
          <draw:text-box>
            <text:p>Demande la protection</text:p>
          </draw:text-box>
        </draw:frame>
        <draw:line draw:style-name="gr6" draw:text-style-name="P3" draw:layer="layout" svg:x1="12cm" svg:y1="10.4cm" svg:x2="48cm" svg:y2="25.5cm">
          <text:p/>
        </draw:line>
        <draw:frame draw:style-name="gr9" draw:text-style-name="P4" draw:layer="layout" svg:width="6.175cm" svg:height="1.673cm" svg:x="36.9cm" svg:y="19.427cm">
          <draw:text-box>
            <text:p>Peur du pouvoir, </text:p>
            <text:p>faux conflit de moral</text:p>
          </draw:text-box>
        </draw:frame>
        <draw:line draw:style-name="gr10" draw:text-style-name="P5" draw:layer="layout" svg:x1="11.9cm" svg:y1="25.9cm" svg:x2="48.8cm" svg:y2="13.4cm">
          <text:p/>
        </draw:line>
        <draw:frame draw:style-name="gr9" draw:text-style-name="P4" draw:layer="layout" svg:width="5.921cm" svg:height="1.673cm" svg:x="37.279cm" svg:y="14cm">
          <draw:text-box>
            <text:p>Conflit économique</text:p>
            <text:p>Taxe et influences</text:p>
          </draw:text-box>
        </draw:frame>
        <draw:line draw:style-name="gr6" draw:text-style-name="P3" draw:layer="layout" svg:x1="31.4cm" svg:y1="34.6cm" svg:x2="30.2cm" svg:y2="6.9cm">
          <text:p/>
        </draw:line>
        <draw:frame draw:style-name="gr9" draw:text-style-name="P4" draw:layer="layout" svg:width="6.556cm" svg:height="1.673cm" svg:x="28.2cm" svg:y="12.1cm">
          <draw:text-box>
            <text:p>Cherchent une image</text:p>
            <text:p>médiatique positive</text:p>
          </draw:text-box>
        </draw:frame>
        <draw:line draw:style-name="gr10" draw:text-style-name="P5" draw:layer="layout" svg:x1="51.4cm" svg:y1="13.4cm" svg:x2="51.6cm" svg:y2="24.9cm">
          <text:p/>
        </draw:line>
        <draw:frame draw:style-name="gr9" draw:text-style-name="P4" draw:layer="layout" svg:width="4.905cm" svg:height="0.962cm" svg:x="48.995cm" svg:y="18.938cm">
          <draw:text-box>
            <text:p>Respect mutue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6T11:13:19.936000000</meta:creation-date>
    <dc:date>2020-12-06T13:50:56.730000000</dc:date>
    <meta:editing-duration>PT35M19S</meta:editing-duration>
    <meta:editing-cycles>4</meta:editing-cycles>
    <meta:generator>LibreOffice/5.4.7.2$Windows_X86_64 LibreOffice_project/c838ef25c16710f8838b1faec480ebba495259d0</meta:generator>
    <meta:document-statistic meta:object-count="26"/>
  </office:meta>
</office:document-meta>
</file>